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fo:text-shadow="0.0291in 0.0291in 0in #ED7D31" fo:color="#FFFFFF"/>
    </style:style>
    <style:style style:name="T3" style:parent-style-name="Standaardalinea-lettertype" style:family="text">
      <style:text-properties fo:font-weight="bold" style:font-weight-asian="bold" fo:color="#FFC000"/>
    </style:style>
    <style:style style:name="T4" style:parent-style-name="Standaardalinea-lettertype" style:family="text">
      <style:text-properties fo:font-weight="bold" style:font-weight-asian="bold" fo:color="#FFC000"/>
    </style:style>
    <style:style style:name="T5" style:parent-style-name="Standaardalinea-lettertype" style:family="text">
      <style:text-properties fo:font-weight="bold" style:font-weight-asian="bold" fo:color="#FFC000"/>
    </style:style>
    <style:style style:name="T6" style:parent-style-name="Standaardalinea-lettertype" style:family="text">
      <style:text-properties fo:font-weight="bold" style:font-weight-asian="bold" fo:color="#FFC000"/>
    </style:style>
    <style:style style:name="T7" style:parent-style-name="Standaardalinea-lettertype" style:family="text">
      <style:text-properties fo:font-weight="bold" style:font-weight-asian="bold" fo:color="#FFC000"/>
    </style:style>
  </office:automatic-styles>
  <office:body>
    <office:text text:use-soft-page-breaks="true">
      <text:p text:style-name="P1"><text:span text:style-name="T2">Reflectieverslag:</text:span><text:s/>Website voor Kristalhelder licht laatste verslag<text:line-break/>Groep 3</text:p>
      <text:p text:style-name="Standaard"/>
      <text:p text:style-name="Standaard">In dit reflectieverslag wil ik graag terugblikken op het project met Zen 5, waarbij we een website hebben gebouwd voor Kristalhelder licht. Hier zijn de belangrijkste punten van mijn reflectie:</text:p>
      <text:p text:style-name="Standaard"/>
      <text:p text:style-name="Standaard">1.<text:s/><text:span text:style-name="T3">Samenwerking:<text:s/></text:span>De samenwerking met het Zen 5-team was uitstekend. We communiceerden effectief en verdeelden taken efficiënt. Het team had een open en respectvolle sfeer, waardoor we creatief konden zijn en elkaar konden ondersteunen.</text:p>
      <text:p text:style-name="Standaard"/>
      <text:p text:style-name="Standaard">2.<text:s/><text:span text:style-name="T4">Technische uitdagingen:<text:s/></text:span>We kwamen enkele technische uitdagingen tegen, zoals het implementeren van complexe functionaliteiten zoals een webshop en een winkelmandje. Door samen te werken, onderzoek te doen en elkaars expertise te benutten, overwonnen we deze obstakels met succes.</text:p>
      <text:p text:style-name="Standaard"/>
      <text:p text:style-name="Standaard">3.<text:s/><text:span text:style-name="T5">Resultaat:<text:s/></text:span>Het eindresultaat, de website voor Kristalhelder licht, is iets waar we trots op zijn. We hebben een aantrekkelijke en gebruiksvriendelijke website gemaakt die de sfeer en boodschap van Kristalhelder licht weerspiegelt. De website is ook responsief ontworpen voor verschillende apparaten.</text:p>
      <text:p text:style-name="Standaard"/>
      <text:p text:style-name="Standaard">4.<text:s/><text:span text:style-name="T6">Leermomenten:<text:s/></text:span>We hebben nieuwe vaardigheden geleerd en bestaande vaardigheden verbeterd tijdens dit project. Onze kennis van Wordpress is uitgebreid, evenals ons begrip van websiteontwerp en -gebruiksvriendelijkheid. We hebben ook geleerd hoe we effectief kunnen samenwerken in een team.</text:p>
      <text:p text:style-name="Standaard"/>
      <text:p text:style-name="Standaard">5.<text:s/><text:span text:style-name="T7">Verbeterpunten:<text:s/></text:span>Hoewel we tevreden zijn met het eindresultaat, hadden we meer aandacht kunnen besteden aan het optimaliseren van de webshop van de website.</text:p>
      <text:p text:style-name="Standaard">Dit project was een waardevolle ervaring waarin we onze technische vaardigheden hebben verbeterd, hebben geleerd hoe we effectief kunnen samenwerken als een team en een indrukwekkende website hebben gemaakt. We kijken uit naar toekomstige projecten en verdere groei als professionals in webontwikkel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lil</meta:initial-creator>
    <dc:creator>Halil</dc:creator>
    <meta:creation-date>2023-06-25T10:58:00Z</meta:creation-date>
    <dc:date>2023-06-25T11:03:00Z</dc:date>
    <meta:print-date>2023-06-25T11:02:00Z</meta:print-date>
    <meta:template xlink:href="Normal" xlink:type="simple"/>
    <meta:editing-cycles>1</meta:editing-cycles>
    <meta:editing-duration>PT300S</meta:editing-duration>
    <meta:document-statistic meta:page-count="1" meta:paragraph-count="3" meta:word-count="284" meta:character-count="1848" meta:row-count="13" meta:non-whitespace-character-count="1567"/>
  </office:meta>
</office:document-meta>
</file>